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5PFontAwesome4" svg:font-family="H5PFontAwesome4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 style:list-style-name="L1">
      <style:paragraph-properties fo:margin-top="0cm" fo:margin-bottom="0cm" fo:orphans="2" fo:widows="2" fo:padding="0cm" fo:border="none"/>
      <style:text-properties fo:font-variant="normal" fo:text-transform="none" fo:color="#000000" style:text-line-through-style="none" style:font-name="H5PFontAwesome4" fo:font-size="12pt" fo:letter-spacing="normal" fo:font-style="normal" style:text-underline-style="none" fo:font-weight="normal" style:text-blinking="false"/>
    </style:style>
    <style:style style:name="P5" style:family="paragraph" style:parent-style-name="Text_20_body" style:list-style-name="L2">
      <style:paragraph-properties fo:margin-top="0cm" fo:margin-bottom="0cm" fo:orphans="2" fo:widows="2" fo:padding="0cm" fo:border="none"/>
      <style:text-properties fo:font-variant="normal" fo:text-transform="none" fo:color="#000000" style:text-line-through-style="none" style:font-name="H5PFontAwesome4" fo:font-size="12pt" fo:letter-spacing="normal" fo:font-style="normal" style:text-underline-style="none" fo:font-weight="normal" style:text-blinking="false"/>
    </style:style>
    <style:style style:name="P6" style:family="paragraph" style:parent-style-name="Text_20_body" style:list-style-name="L3">
      <style:paragraph-properties fo:margin-top="0cm" fo:margin-bottom="0cm" fo:orphans="2" fo:widows="2" fo:padding="0cm" fo:border="none"/>
      <style:text-properties fo:font-variant="normal" fo:text-transform="none" fo:color="#000000" style:text-line-through-style="none" style:font-name="H5PFontAwesome4" fo:font-size="12pt" fo:letter-spacing="normal" fo:font-style="normal" style:text-underline-style="none" fo:font-weight="normal" style:text-blinking="false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sans-serif" fo:font-size="12pt" fo:letter-spacing="normal" fo:font-style="normal" fo:font-weight="bold" fo:background-color="#ffffff"/>
    </style:style>
    <style:style style:name="P8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sans-serif" fo:font-size="12pt" fo:letter-spacing="normal" fo:font-style="normal" fo:font-weight="normal" fo:background-color="#dddddd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9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sans-serif" fo:font-size="12pt" fo:letter-spacing="normal" fo:font-style="normal" fo:font-weight="normal" fo:background-color="#dddddd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10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sans-serif" fo:font-size="12pt" fo:letter-spacing="normal" fo:font-style="normal" fo:font-weight="normal" fo:background-color="#dddddd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11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b6e4ce"/>
      <style:text-properties fo:font-variant="normal" fo:text-transform="none" fo:color="#255c41" style:font-name="sans-serif" fo:font-size="12pt" fo:letter-spacing="normal" fo:font-style="normal" fo:font-weight="normal" fo:background-color="#b6e4ce"/>
    </style:style>
    <style:style style:name="P12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b6e4ce"/>
      <style:text-properties fo:font-variant="normal" fo:text-transform="none" fo:color="#255c41" style:font-name="sans-serif" fo:font-size="12pt" fo:letter-spacing="normal" fo:font-style="normal" fo:font-weight="normal" fo:background-color="#b6e4ce"/>
    </style:style>
    <style:style style:name="P13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b6e4ce"/>
      <style:text-properties fo:font-variant="normal" fo:text-transform="none" fo:color="#255c41" style:font-name="sans-serif" fo:font-size="12pt" fo:letter-spacing="normal" fo:font-style="normal" fo:font-weight="normal" fo:background-color="#b6e4ce"/>
    </style:style>
    <style:style style:name="P14" style:family="paragraph" style:parent-style-name="Text_20_body" style:list-style-name="L1">
      <style:paragraph-properties fo:text-align="start" style:justify-single-word="false" fo:orphans="2" fo:widows="2" fo:padding-left="0.049cm" fo:padding-right="0.049cm" fo:padding-top="0cm" fo:padding-bottom="0.049cm" fo:border-left="0.002cm solid #cee0f4" fo:border-right="0.002cm solid #cee0f4" fo:border-top="none" fo:border-bottom="0.002cm solid #cee0f4"/>
      <style:text-properties fo:font-variant="normal" fo:text-transform="none" fo:color="#000000" style:font-name="sans-serif" fo:font-size="12pt" fo:letter-spacing="normal" fo:font-style="normal" fo:font-weight="normal" fo:background-color="#fbfbfb"/>
    </style:style>
    <style:style style:name="P15" style:family="paragraph" style:parent-style-name="Text_20_body" style:list-style-name="L2">
      <style:paragraph-properties fo:text-align="start" style:justify-single-word="false" fo:orphans="2" fo:widows="2" fo:padding-left="0.049cm" fo:padding-right="0.049cm" fo:padding-top="0cm" fo:padding-bottom="0.049cm" fo:border-left="0.002cm solid #cee0f4" fo:border-right="0.002cm solid #cee0f4" fo:border-top="none" fo:border-bottom="0.002cm solid #cee0f4"/>
      <style:text-properties fo:font-variant="normal" fo:text-transform="none" fo:color="#000000" style:font-name="sans-serif" fo:font-size="12pt" fo:letter-spacing="normal" fo:font-style="normal" fo:font-weight="normal" fo:background-color="#fbfbfb"/>
    </style:style>
    <style:style style:name="P16" style:family="paragraph" style:parent-style-name="Text_20_body" style:list-style-name="L3">
      <style:paragraph-properties fo:text-align="start" style:justify-single-word="false" fo:orphans="2" fo:widows="2" fo:padding-left="0.049cm" fo:padding-right="0.049cm" fo:padding-top="0cm" fo:padding-bottom="0.049cm" fo:border-left="0.002cm solid #cee0f4" fo:border-right="0.002cm solid #cee0f4" fo:border-top="none" fo:border-bottom="0.002cm solid #cee0f4"/>
      <style:text-properties fo:font-variant="normal" fo:text-transform="none" fo:color="#000000" style:font-name="sans-serif" fo:font-size="12pt" fo:letter-spacing="normal" fo:font-style="normal" fo:font-weight="normal" fo:background-color="#fbfbfb"/>
    </style:style>
    <style:style style:name="T1" style:family="text">
      <style:text-properties fo:color="#333333"/>
    </style:style>
    <style:style style:name="T2" style:family="text">
      <style:text-properties fo:color="#75757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cm" svg:y="0cm" svg:width="2.831cm" draw:z-index="0">
        <draw:text-box fo:min-height="0.37cm">
          <text:p text:style-name="Text_20_body">You got 1 out of 1 points</text:p>
        </draw:text-box>
      </draw:frame>
      <draw:frame draw:style-name="fr1" draw:name="Rahmen2" text:anchor-type="page" text:anchor-page-number="1" svg:x="0cm" svg:y="0cm" svg:width="2.831cm" draw:z-index="1">
        <draw:text-box fo:min-height="0.37cm">
          <text:p text:style-name="Text_20_body">You got 1 out of 1 points</text:p>
        </draw:text-box>
      </draw:frame>
      <text:p text:style-name="P2">Role-based access control restricts access to resources in an organization based on a person’s role.</text:p>
      <text:list xml:id="list7405494035954800622" text:style-name="L1">
        <text:list-item>
          <text:p text:style-name="P8">False</text:p>
        </text:list-item>
        <text:list-item>
          <text:p text:style-name="P11">True</text:p>
          <text:p text:style-name="P4">Correct answer.</text:p>
          <text:p text:style-name="P14">The main purpose of RBAC is to restrict access to a resource based on the person’s role in the organization.</text:p>
        </text:list-item>
      </text:list>
      <text:p text:style-name="P7"><text:span text:style-name="T1"/></text:p>
      <text:section text:style-name="Sect1" text:name="h5p-mcq1">
        <text:p text:style-name="P3">In mandatory access control (MAC), administrators, but not data owners, can make changes to a resource's security label.</text:p>
      </text:section>
      <text:list xml:id="list2920257529989403985" text:style-name="L2">
        <text:list-item>
          <text:p text:style-name="P9">False</text:p>
        </text:list-item>
        <text:list-item>
          <text:p text:style-name="P12">True</text:p>
          <text:p text:style-name="P5">Correct answer.</text:p>
          <text:p text:style-name="P15">MAC is a type of access control in which the operating system restricts the ability to grant or deny access to resource objects in a file system. Only administrators, not data owners, can make changes to a resource's security label.</text:p>
        </text:list-item>
      </text:list>
      <text:p text:style-name="P7"><text:span text:style-name="T1"/></text:p>
      <text:section text:style-name="Sect1" text:name="h5p-mcq2">
        <text:p text:style-name="P3">In discretionary access control (DAC), anyone can determine the type of access given to other users (read, write, or copy)</text:p>
      </text:section>
      <text:list xml:id="list5696008144456361319" text:style-name="L3">
        <text:list-item>
          <text:p text:style-name="P10">True</text:p>
        </text:list-item>
        <text:list-item>
          <text:p text:style-name="P13">False</text:p>
          <text:p text:style-name="P6">Correct answer.</text:p>
          <text:p text:style-name="P16">Discretionary access control is a way to restrict access to information based on membership in certain groups.<text:line-break/>Data owners can determine the type of access given to other users (read, write, or copy)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5PFontAwesome4" svg:font-family="H5PFontAwesome4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44cm" fo:margin-bottom="1.997cm" fo:margin-left="1.058cm" fo:margin-right="1.0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2S</meta:editing-duration>
    <meta:editing-cycles>6</meta:editing-cycles>
    <meta:generator>OpenOffice/4.1.14$Win32 OpenOffice.org_project/4114m1$Build-9811</meta:generator>
    <dc:date>2023-11-26T12:55:03.04</dc:date>
    <dc:creator>kaos sevdalisi</dc:creator>
    <meta:document-statistic meta:table-count="0" meta:image-count="0" meta:object-count="0" meta:page-count="1" meta:paragraph-count="17" meta:word-count="184" meta:character-count="1016"/>
    <meta:user-defined meta:name="Info 1"/>
    <meta:user-defined meta:name="Info 2"/>
    <meta:user-defined meta:name="Info 3"/>
    <meta:user-defined meta:name="Info 4"/>
  </office:meta>
</office:document-meta>
</file>